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8600000208A05D4AB60D49A9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417cm" fo:min-width="11.3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293cm" svg:x="1cm" svg:y="7.203cm">
          <draw:image xlink:href="Pictures/100002010000028600000208A05D4AB60D49A9E8.png" xlink:type="simple" xlink:show="embed" xlink:actuate="onLoad" loext:mime-type="image/png">
            <text:p/>
          </draw:image>
        </draw:frame>
        <draw:custom-shape draw:style-name="gr2" draw:text-style-name="P2" draw:layer="layout" svg:width="11.811cm" svg:height="2.667cm" svg:x="4.937cm" svg:y="7.0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6T08:46:47.257338455</dc:date>
    <meta:editing-duration>P1DT13H8M20S</meta:editing-duration>
    <meta:editing-cycles>2</meta:editing-cycles>
    <meta:generator>LibreOffice/6.2.8.2$Linux_X86_64 LibreOffice_project/20$Build-2</meta:generator>
    <meta:document-statistic meta:object-count="2"/>
  </office:meta>
</office:document-meta>
</file>